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e99" officeooo:paragraph-rsid="001fae99"/>
    </style:style>
    <style:style style:name="P2" style:family="paragraph" style:parent-style-name="Standard" style:list-style-name="L1">
      <style:text-properties officeooo:rsid="00201bf8" officeooo:paragraph-rsid="00201bf8"/>
    </style:style>
    <style:style style:name="P3" style:family="paragraph" style:parent-style-name="Standard" style:list-style-name="L1">
      <style:text-properties officeooo:rsid="001fae99" officeooo:paragraph-rsid="00201bf8"/>
    </style:style>
    <style:style style:name="P4" style:family="paragraph" style:parent-style-name="Standard" style:list-style-name="L1">
      <style:text-properties officeooo:rsid="001fae99" officeooo:paragraph-rsid="001fae99"/>
    </style:style>
    <style:style style:name="P5" style:family="paragraph" style:parent-style-name="Standard" style:list-style-name="L1">
      <style:text-properties officeooo:rsid="002048ab" officeooo:paragraph-rsid="002048ab"/>
    </style:style>
    <style:style style:name="P6" style:family="paragraph" style:parent-style-name="Standard" style:list-style-name="L1">
      <style:text-properties officeooo:rsid="0021dd58" officeooo:paragraph-rsid="0021dd58"/>
    </style:style>
    <style:style style:name="P7" style:family="paragraph" style:parent-style-name="Standard" style:list-style-name="L1">
      <style:text-properties officeooo:rsid="00251597" officeooo:paragraph-rsid="00251597"/>
    </style:style>
    <style:style style:name="T1" style:family="text">
      <style:text-properties officeooo:rsid="002048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 Stablecomp</text:p>
      <text:p text:style-name="P1"/>
      <text:list xml:id="list792428797" text:style-name="L1">
        <text:list-item>
          <text:p text:style-name="P2">Deploy sCompToken</text:p>
        </text:list-item>
        <text:list-item>
          <text:p text:style-name="P3">Deploy veScomp</text:p>
        </text:list-item>
        <text:list-item>
          <text:p text:style-name="P7">Deploy masterchef</text:p>
        </text:list-item>
        <text:list-item>
          <text:p text:style-name="P4">Deploy fee distribution</text:p>
        </text:list-item>
        <text:list-item>
          <text:p text:style-name="P5">Deploy surplusConverter</text:p>
        </text:list-item>
        <text:list-item>
          <text:p text:style-name="P4">Deploy <text:span text:style-name="T1">Controller</text:span></text:p>
        </text:list-item>
        <text:list-item>
          <text:p text:style-name="P6">Deploy TimeLockController</text:p>
        </text:list-item>
        <text:list-item>
          <text:p text:style-name="P7">Deploy strategi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8:53:03.388684414</meta:creation-date>
    <dc:date>2023-01-18T12:41:35.578537458</dc:date>
    <meta:editing-duration>PT2H32M41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1" meta:paragraph-count="9" meta:word-count="27" meta:character-count="186" meta:non-whitespace-character-count="176"/>
  </office:meta>
</office:document-meta>
</file>